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3.0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31.26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37.39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10.83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26.49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40.34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9.47mm"/>
    </style:style>
    <style:style style:name="co26" style:family="table-column">
      <style:table-column-properties fo:break-before="auto" style:column-width="200.78mm"/>
    </style:style>
    <style:style style:name="co27" style:family="table-column">
      <style:table-column-properties fo:break-before="auto" style:column-width="38.75mm"/>
    </style:style>
    <style:style style:name="co28" style:family="table-column">
      <style:table-column-properties fo:break-before="auto" style:column-width="67.73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5.21mm"/>
    </style:style>
    <style:style style:name="co31" style:family="table-column">
      <style:table-column-properties fo:break-before="auto" style:column-width="588.86mm"/>
    </style:style>
    <style:style style:name="co32" style:family="table-column">
      <style:table-column-properties fo:break-before="auto" style:column-width="16.33mm"/>
    </style:style>
    <style:style style:name="co33" style:family="table-column">
      <style:table-column-properties fo:break-before="auto" style:column-width="26.41mm"/>
    </style:style>
    <style:style style:name="co34" style:family="table-column">
      <style:table-column-properties fo:break-before="auto" style:column-width="20.53mm"/>
    </style:style>
    <style:style style:name="co35" style:family="table-column">
      <style:table-column-properties fo:break-before="auto" style:column-width="30.5mm"/>
    </style:style>
    <style:style style:name="co36" style:family="table-column">
      <style:table-column-properties fo:break-before="auto" style:column-width="38.93mm"/>
    </style:style>
    <style:style style:name="co37" style:family="table-column">
      <style:table-column-properties fo:break-before="auto" style:column-width="286.67mm"/>
    </style:style>
    <style:style style:name="co38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4.35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23.14mm" fo:break-before="auto" style:use-optimal-row-height="true"/>
    </style:style>
    <style:style style:name="ro5" style:family="table-row">
      <style:table-row-properties style:row-height="46.95mm" fo:break-before="auto" style:use-optimal-row-height="true"/>
    </style:style>
    <style:style style:name="ro6" style:family="table-row">
      <style:table-row-properties style:row-height="17.11mm" fo:break-before="auto" style:use-optimal-row-height="true"/>
    </style:style>
    <style:style style:name="ro7" style:family="table-row">
      <style:table-row-properties style:row-height="51.06mm" fo:break-before="auto" style:use-optimal-row-height="true"/>
    </style:style>
    <style:style style:name="ro8" style:family="table-row">
      <style:table-row-properties style:row-height="50.87mm" fo:break-before="auto" style:use-optimal-row-height="true"/>
    </style:style>
    <style:style style:name="ro9" style:family="table-row">
      <style:table-row-properties style:row-height="33.69mm" fo:break-before="auto" style:use-optimal-row-height="true"/>
    </style:style>
    <style:style style:name="ro10" style:family="table-row">
      <style:table-row-properties style:row-height="11.57mm" fo:break-before="auto" style:use-optimal-row-height="true"/>
    </style:style>
    <style:style style:name="ro11" style:family="table-row">
      <style:table-row-properties style:row-height="51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9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1" style:family="table-cell" style:parent-style-name="Default" style:data-style-name="N10121">
      <style:table-cell-properties fo:background-color="#ffff99" fo:border="0.06pt solid #000000"/>
      <style:text-properties fo:font-size="18pt" style:font-size-asian="18pt" style:font-size-complex="18pt"/>
    </style:style>
    <style:style style:name="ce43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45" style:family="table-cell" style:parent-style-name="Default" style:data-style-name="N10000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00">
      <style:table-cell-properties fo:background-color="#ffffff" fo:border="0.06pt solid #000000"/>
      <style:text-properties fo:font-size="8pt" style:font-size-asian="8pt" style:font-size-complex="8pt"/>
    </style:style>
    <style:style style:name="ce47" style:family="table-cell" style:parent-style-name="Default" style:data-style-name="N10000"/>
    <style:style style:name="ce48" style:family="table-cell" style:parent-style-name="Default" style:data-style-name="N10000">
      <style:table-cell-properties fo:background-color="transparent" fo:border="0.06pt solid #000000"/>
      <style:text-properties fo:font-size="8pt" style:font-size-asian="8pt" style:font-size-complex="8pt"/>
    </style:style>
    <style:style style:name="ce49" style:family="table-cell" style:parent-style-name="Default" style:data-style-name="N10000">
      <style:table-cell-properties fo:background-color="#fff200" fo:border="0.06pt solid #000000"/>
      <style:text-properties fo:font-size="18pt" style:font-size-asian="18pt" style:font-size-complex="18pt"/>
    </style:style>
    <style:style style:name="ce50" style:family="table-cell" style:parent-style-name="Default" style:data-style-name="N10000">
      <style:text-properties fo:font-weight="bold" style:font-weight-asian="bold" style:font-weight-complex="bold"/>
    </style:style>
    <style:style style:name="ce51" style:family="table-cell" style:parent-style-name="Default" style:data-style-name="N10000">
      <style:table-cell-properties fo:background-color="#fff200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52" style:family="table-cell" style:parent-style-name="Default" style:data-style-name="N10000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53" style:family="table-cell" style:parent-style-name="Default" style:data-style-name="N10000">
      <style:table-cell-properties fo:background-color="#eeeeee"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10000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0121">
      <style:table-cell-properties fo:background-color="transparent" fo:border="0.06pt solid #000000"/>
      <style:text-properties fo:font-size="8pt" style:font-size-asian="8pt" style:font-size-complex="8pt"/>
    </style:style>
    <style:style style:name="ce56" style:family="table-cell" style:parent-style-name="Default" style:data-style-name="N10000">
      <style:table-cell-properties fo:background-color="#eeeeee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000">
      <style:table-cell-properties fo:border="0.06pt solid #000000"/>
      <style:text-properties fo:font-size="8pt" style:font-size-asian="8pt" style:font-size-complex="8pt"/>
    </style:style>
    <style:style style:name="ce58" style:family="table-cell" style:parent-style-name="Default" style:data-style-name="N100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0000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60" style:family="table-cell" style:parent-style-name="Default" style:data-style-name="N10000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 style:data-style-name="N10000"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Nodes</text:p>
          </table:table-cell>
          <table:table-cell table:style-name="ce21" office:value-type="string" calcext:value-type="string">
            <text:p>Processes per node</text:p>
          </table:table-cell>
          <table:table-cell table:style-name="ce21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>
          <table:table-cell table:style-name="ce22" office:value-type="float" office:value="1000" calcext:value-type="float">
            <text:p>100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0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2]/3600*[.F2]*[.B2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2]*[.G2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6" calcext:value-type="float">
            <text:p>6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1" calcext:value-type="float">
            <text:p>100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3]-[.G3]" office:value-type="float" office:value="34" calcext:value-type="float">
            <text:p>3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0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3]/3600*[.F3]*[.B3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3]*[.G3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0" calcext:value-type="float">
            <text:p>200</text:p>
          </table:table-cell>
          <table:table-cell table:style-name="ce28" table:formula="of:=[.R3]/[.O3]" office:value-type="float" office:value="200" calcext:value-type="float">
            <text:p>2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31" table:formula="of:=FLOOR(([.M3]+20)/3600)" office:value-type="float" office:value="6" calcext:value-type="float">
            <text:p>6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2" calcext:value-type="float">
            <text:p>1002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40" calcext:value-type="float">
            <text:p>4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E4]-[.G4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4]/3600*[.F4]*[.B4]" office:value-type="float" office:value="1200" calcext:value-type="float">
            <text:p>120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4]*[.G4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100" calcext:value-type="float">
            <text:p>100</text:p>
          </table:table-cell>
          <table:table-cell table:style-name="ce28" table:formula="of:=[.R4]/[.O4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31" table:formula="of:=FLOOR(([.M4]+20)/3600)" office:value-type="float" office:value="6" calcext:value-type="float">
            <text:p>6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3" calcext:value-type="float">
            <text:p>1003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44" calcext:value-type="float">
            <text:p>44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E5]-[.G5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5]/3600*[.F5]*[.B5]" office:value-type="float" office:value="1320" calcext:value-type="float">
            <text:p>13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5]*[.G5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50" calcext:value-type="float">
            <text:p>50</text:p>
          </table:table-cell>
          <table:table-cell table:style-name="ce28" table:formula="of:=[.R5]/[.O5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31" table:formula="of:=FLOOR(([.M5]+20)/3600)" office:value-type="float" office:value="6" calcext:value-type="float">
            <text:p>6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4" calcext:value-type="float">
            <text:p>1004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52" calcext:value-type="float">
            <text:p>52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E6]-[.G6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6]/3600*[.F6]*[.B6]" office:value-type="float" office:value="1560" calcext:value-type="float">
            <text:p>156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6]*[.G6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5" calcext:value-type="float">
            <text:p>25</text:p>
          </table:table-cell>
          <table:table-cell table:style-name="ce28" table:formula="of:=[.R6]/[.O6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31" table:formula="of:=FLOOR(([.M6]+20)/3600)" office:value-type="float" office:value="6" calcext:value-type="float">
            <text:p>6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5" calcext:value-type="float">
            <text:p>1005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0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7]/3600*[.F7]*[.B7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6" calcext:value-type="float">
            <text:p>6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6" calcext:value-type="float">
            <text:p>1006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8]-[.G8]" office:value-type="float" office:value="34" calcext:value-type="float">
            <text:p>3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0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8]/3600*[.F8]*[.B8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8]*[.G8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0" calcext:value-type="float">
            <text:p>200</text:p>
          </table:table-cell>
          <table:table-cell table:style-name="ce28" table:formula="of:=[.R8]/[.O8]" office:value-type="float" office:value="200" calcext:value-type="float">
            <text:p>2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31" table:formula="of:=FLOOR(([.M8]+20)/3600)" office:value-type="float" office:value="6" calcext:value-type="float">
            <text:p>6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7" calcext:value-type="float">
            <text:p>1007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40" calcext:value-type="float">
            <text:p>40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E9]-[.G9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9]/3600*[.F9]*[.B9]" office:value-type="float" office:value="1200" calcext:value-type="float">
            <text:p>120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9]*[.G9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100" calcext:value-type="float">
            <text:p>100</text:p>
          </table:table-cell>
          <table:table-cell table:style-name="ce28" table:formula="of:=[.R9]/[.O9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31" table:formula="of:=FLOOR(([.M9]+20)/3600)" office:value-type="float" office:value="6" calcext:value-type="float">
            <text:p>6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8" calcext:value-type="float">
            <text:p>1008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44" calcext:value-type="float">
            <text:p>44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E10]-[.G10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0]/3600*[.F10]*[.B10]" office:value-type="float" office:value="1320" calcext:value-type="float">
            <text:p>13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50" calcext:value-type="float">
            <text:p>5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31" table:formula="of:=FLOOR(([.M10]+20)/3600)" office:value-type="float" office:value="6" calcext:value-type="float">
            <text:p>6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9" calcext:value-type="float">
            <text:p>1009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52" calcext:value-type="float">
            <text:p>52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E11]-[.G11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1]/3600*[.F11]*[.B11]" office:value-type="float" office:value="1560" calcext:value-type="float">
            <text:p>156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11]*[.G11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25" calcext:value-type="float">
            <text:p>25</text:p>
          </table:table-cell>
          <table:table-cell table:style-name="ce28" table:formula="of:=[.R11]/[.O11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31" table:formula="of:=FLOOR(([.M11]+20)/3600)" office:value-type="float" office:value="6" calcext:value-type="float">
            <text:p>6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36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1])" office:value-type="float" office:value="12480" calcext:value-type="float">
            <text:p>1248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3"/>
          <table:table-cell table:style-name="ce3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36"/>
        </table:table-row>
        <table:table-row table:style-name="ro4">
          <table:table-cell table:style-name="ce23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3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36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5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2]/3600*[.F2]*[.B2]" office:value-type="float" office:value="1080" calcext:value-type="float">
            <text:p>1080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2]*[.G2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12.5" calcext:value-type="float">
            <text:p>12,5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2]*[.S2]/3600" office:value-type="float" office:value="12.5" calcext:value-type="float">
            <text:p>12,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6" calcext:value-type="float">
            <text:p>6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36"/>
        </table:table-row>
        <table:table-row table:style-name="ro5"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3]-[.G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3]/3600*[.F3]*[.B3]" office:value-type="float" office:value="1080" calcext:value-type="float">
            <text:p>108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400" calcext:value-type="float">
            <text:p>4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3]*[.S3]/3600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31" table:formula="of:=FLOOR(([.M3]+20)/3600)" office:value-type="float" office:value="6" calcext:value-type="float">
            <text:p>6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36" calcext:value-type="float">
            <text:p>36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4]-[.G4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4]/3600*[.F4]*[.B4]" office:value-type="float" office:value="1080" calcext:value-type="float">
            <text:p>108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4]*[.G4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400" calcext:value-type="float">
            <text:p>400</text:p>
          </table:table-cell>
          <table:table-cell table:style-name="ce28" table:formula="of:=[.R4]/[.O4]" office:value-type="float" office:value="50" calcext:value-type="float">
            <text:p>5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4]*[.S4]/3600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31" table:formula="of:=FLOOR(([.M4]+20)/3600)" office:value-type="float" office:value="6" calcext:value-type="float">
            <text:p>6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36" calcext:value-type="float">
            <text:p>36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5]-[.G5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5]/3600*[.F5]*[.B5]" office:value-type="float" office:value="1080" calcext:value-type="float">
            <text:p>108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5]*[.G5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400" calcext:value-type="float">
            <text:p>400</text:p>
          </table:table-cell>
          <table:table-cell table:style-name="ce28" table:formula="of:=[.R5]/[.O5]" office:value-type="float" office:value="100" calcext:value-type="float">
            <text:p>1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5]*[.S5]/3600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31" table:formula="of:=FLOOR(([.M5]+20)/3600)" office:value-type="float" office:value="6" calcext:value-type="float">
            <text:p>6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36" calcext:value-type="float">
            <text:p>36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6]-[.G6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6]/3600*[.F6]*[.B6]" office:value-type="float" office:value="1080" calcext:value-type="float">
            <text:p>108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6]*[.G6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400" calcext:value-type="float">
            <text:p>400</text:p>
          </table:table-cell>
          <table:table-cell table:style-name="ce28" table:formula="of:=[.R6]/[.O6]" office:value-type="float" office:value="200" calcext:value-type="float">
            <text:p>2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6]*[.S6]/3600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31" table:formula="of:=FLOOR(([.M6]+20)/3600)" office:value-type="float" office:value="6" calcext:value-type="float">
            <text:p>6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7]/3600*[.F7]*[.B7]" office:value-type="float" office:value="1080" calcext:value-type="float">
            <text:p>108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7]*[.S7]/3600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6" calcext:value-type="float">
            <text:p>6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8]-[.G8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8]/3600*[.F8]*[.B8]" office:value-type="float" office:value="1080" calcext:value-type="float">
            <text:p>1080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8]*[.G8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400" calcext:value-type="float">
            <text:p>400</text:p>
          </table:table-cell>
          <table:table-cell table:style-name="ce28" table:formula="of:=[.R8]/[.O8]" office:value-type="float" office:value="12.5" calcext:value-type="float">
            <text:p>12,5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31" table:formula="of:=FLOOR(([.M8]+20)/3600)" office:value-type="float" office:value="6" calcext:value-type="float">
            <text:p>6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36" calcext:value-type="float">
            <text:p>36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9]-[.G9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9]/3600*[.F9]*[.B9]" office:value-type="float" office:value="1080" calcext:value-type="float">
            <text:p>108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9]*[.G9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400" calcext:value-type="float">
            <text:p>400</text:p>
          </table:table-cell>
          <table:table-cell table:style-name="ce28" table:formula="of:=[.R9]/[.O9]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31" table:formula="of:=FLOOR(([.M9]+20)/3600)" office:value-type="float" office:value="6" calcext:value-type="float">
            <text:p>6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36" calcext:value-type="float">
            <text:p>36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0]-[.G10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0]/3600*[.F10]*[.B10]" office:value-type="float" office:value="1080" calcext:value-type="float">
            <text:p>108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400" calcext:value-type="float">
            <text:p>40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31" table:formula="of:=FLOOR(([.M10]+20)/3600)" office:value-type="float" office:value="6" calcext:value-type="float">
            <text:p>6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36" calcext:value-type="float">
            <text:p>36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1]-[.G11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1]/3600*[.F11]*[.B11]" office:value-type="float" office:value="1080" calcext:value-type="float">
            <text:p>108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11]*[.G11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400" calcext:value-type="float">
            <text:p>400</text:p>
          </table:table-cell>
          <table:table-cell table:style-name="ce28" table:formula="of:=[.R11]/[.O11]" office:value-type="float" office:value="100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31" table:formula="of:=FLOOR(([.M11]+20)/3600)" office:value-type="float" office:value="6" calcext:value-type="float">
            <text:p>6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2]*[.C12]" office:value-type="float" office:value="36" calcext:value-type="float">
            <text:p>36</text:p>
          </table:table-cell>
          <table:table-cell table:style-name="ce28" table:formula="of:=[.C12]*[.D1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2]-[.G1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2]*[.H1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2]-[.K1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2]/3600*[.F12]*[.B12]" office:value-type="float" office:value="1080" calcext:value-type="float">
            <text:p>108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12]*[.G12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2]/[.G12]" office:value-type="float" office:value="400" calcext:value-type="float">
            <text:p>400</text:p>
          </table:table-cell>
          <table:table-cell table:style-name="ce28" table:formula="of:=[.R12]/[.O12]" office:value-type="float" office:value="200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2]*[.S1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31" table:formula="of:=FLOOR(([.M12]+20)/3600)" office:value-type="float" office:value="6" calcext:value-type="float">
            <text:p>6</text:p>
          </table:table-cell>
          <table:table-cell table:style-name="ce31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31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34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34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3]*[.C13]" office:value-type="float" office:value="36" calcext:value-type="float">
            <text:p>36</text:p>
          </table:table-cell>
          <table:table-cell table:style-name="ce28" table:formula="of:=[.C13]*[.D1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3]-[.G1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3]*[.H1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3]-[.K1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3]/3600*[.F13]*[.B13]" office:value-type="float" office:value="1080" calcext:value-type="float">
            <text:p>108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13]*[.G13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3]/[.G13]" office:value-type="float" office:value="400" calcext:value-type="float">
            <text:p>400</text:p>
          </table:table-cell>
          <table:table-cell table:style-name="ce28" table:formula="of:=[.R13]/[.O13]" office:value-type="float" office:value="400" calcext:value-type="float">
            <text:p>4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3]*[.S1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31" table:formula="of:=FLOOR(([.M13]+20)/3600)" office:value-type="float" office:value="6" calcext:value-type="float">
            <text:p>6</text:p>
          </table:table-cell>
          <table:table-cell table:style-name="ce31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31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34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34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12960" calcext:value-type="float">
            <text:p>1296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6">
          <table:table-cell table:style-name="ce23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</table:table-row>
        <table:table-row table:style-name="ro5">
          <table:table-cell table:style-name="ce22" office:value-type="float" office:value="3000" calcext:value-type="float">
            <text:p>300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2]*[.C2]" office:value-type="float" office:value="80" calcext:value-type="float">
            <text:p>80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79" calcext:value-type="float">
            <text:p>79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2]*[.H2])" office:value-type="float" office:value="75" calcext:value-type="float">
            <text:p>75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2]-[.K2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2]/3600*[.F2]*[.B2]" office:value-type="float" office:value="160" calcext:value-type="float">
            <text:p>1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2]*[.G2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1" calcext:value-type="float">
            <text:p>1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5">
          <table:table-cell table:style-name="ce22" office:value-type="float" office:value="3001" calcext:value-type="float">
            <text:p>3001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3]*[.C3]" office:value-type="float" office:value="160" calcext:value-type="float">
            <text:p>160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E3]-[.G3]" office:value-type="float" office:value="158" calcext:value-type="float">
            <text:p>158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3]*[.H3])" office:value-type="float" office:value="150" calcext:value-type="float">
            <text:p>15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3]-[.K3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3]/3600*[.F3]*[.B3]" office:value-type="float" office:value="320" calcext:value-type="float">
            <text:p>3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0" calcext:value-type="float">
            <text:p>2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31" table:formula="of:=FLOOR(([.M3]+20)/3600)" office:value-type="float" office:value="1" calcext:value-type="float">
            <text:p>1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22" office:value-type="float" office:value="3002" calcext:value-type="float">
            <text:p>3002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4]*[.C4]" office:value-type="float" office:value="320" calcext:value-type="float">
            <text:p>32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E4]-[.G4]" office:value-type="float" office:value="316" calcext:value-type="float">
            <text:p>316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4]*[.H4])" office:value-type="float" office:value="300" calcext:value-type="float">
            <text:p>3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4]-[.K4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4]/3600*[.F4]*[.B4]" office:value-type="float" office:value="640" calcext:value-type="float">
            <text:p>64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4]*[.G4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100" calcext:value-type="float">
            <text:p>100</text:p>
          </table:table-cell>
          <table:table-cell table:style-name="ce28" table:formula="of:=[.R4]/[.O4]" office:value-type="float" office:value="12.5" calcext:value-type="float">
            <text:p>12,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31" table:formula="of:=FLOOR(([.M4]+20)/3600)" office:value-type="float" office:value="1" calcext:value-type="float">
            <text:p>1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22" office:value-type="float" office:value="3003" calcext:value-type="float">
            <text:p>3003</text:p>
          </table:table-cell>
          <table:table-cell table:style-name="ce24" office:value-type="float" office:value="64" calcext:value-type="float">
            <text:p>64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5]*[.C5]" office:value-type="float" office:value="640" calcext:value-type="float">
            <text:p>640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E5]-[.G5]" office:value-type="float" office:value="632" calcext:value-type="float">
            <text:p>632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5]*[.H5])" office:value-type="float" office:value="600" calcext:value-type="float">
            <text:p>6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5]-[.K5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5]/3600*[.F5]*[.B5]" office:value-type="float" office:value="1280" calcext:value-type="float">
            <text:p>128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5]*[.G5]" office:value-type="float" office:value="64" calcext:value-type="float">
            <text:p>6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50" calcext:value-type="float">
            <text:p>50</text:p>
          </table:table-cell>
          <table:table-cell table:style-name="ce28" table:formula="of:=[.R5]/[.O5]" office:value-type="float" office:value="6.25" calcext:value-type="float">
            <text:p>6,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31" table:formula="of:=FLOOR(([.M5]+20)/3600)" office:value-type="float" office:value="1" calcext:value-type="float">
            <text:p>1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22" office:value-type="float" office:value="3004" calcext:value-type="float">
            <text:p>3004</text:p>
          </table:table-cell>
          <table:table-cell table:style-name="ce24" office:value-type="float" office:value="128" calcext:value-type="float">
            <text:p>12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6]*[.C6]" office:value-type="float" office:value="1280" calcext:value-type="float">
            <text:p>1280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E6]-[.G6]" office:value-type="float" office:value="1264" calcext:value-type="float">
            <text:p>126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6]*[.H6])" office:value-type="float" office:value="1200" calcext:value-type="float">
            <text:p>12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6]-[.K6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6]/3600*[.F6]*[.B6]" office:value-type="float" office:value="2560" calcext:value-type="float">
            <text:p>25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6]*[.G6]" office:value-type="float" office:value="128" calcext:value-type="float">
            <text:p>12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5" calcext:value-type="float">
            <text:p>25</text:p>
          </table:table-cell>
          <table:table-cell table:style-name="ce28" table:formula="of:=[.R6]/[.O6]" office:value-type="float" office:value="3.125" calcext:value-type="float">
            <text:p>3,1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31" table:formula="of:=FLOOR(([.M6]+20)/3600)" office:value-type="float" office:value="1" calcext:value-type="float">
            <text:p>1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22" office:value-type="float" office:value="3005" calcext:value-type="float">
            <text:p>3005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7]*[.C7]" office:value-type="float" office:value="80" calcext:value-type="float">
            <text:p>80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79" calcext:value-type="float">
            <text:p>79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7]*[.H7])" office:value-type="float" office:value="75" calcext:value-type="float">
            <text:p>75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7]-[.K7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7]/3600*[.F7]*[.B7]" office:value-type="float" office:value="160" calcext:value-type="float">
            <text:p>1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7]*[.G7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1" calcext:value-type="float">
            <text:p>1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22" office:value-type="float" office:value="3006" calcext:value-type="float">
            <text:p>3006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8]*[.C8]" office:value-type="float" office:value="160" calcext:value-type="float">
            <text:p>160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E8]-[.G8]" office:value-type="float" office:value="158" calcext:value-type="float">
            <text:p>158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8]*[.H8])" office:value-type="float" office:value="150" calcext:value-type="float">
            <text:p>15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8]-[.K8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8]/3600*[.F8]*[.B8]" office:value-type="float" office:value="320" calcext:value-type="float">
            <text:p>3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8]*[.G8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0" calcext:value-type="float">
            <text:p>200</text:p>
          </table:table-cell>
          <table:table-cell table:style-name="ce28" table:formula="of:=[.R8]/[.O8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31" table:formula="of:=FLOOR(([.M8]+20)/3600)" office:value-type="float" office:value="1" calcext:value-type="float">
            <text:p>1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22" office:value-type="float" office:value="3007" calcext:value-type="float">
            <text:p>3007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9]*[.C9]" office:value-type="float" office:value="320" calcext:value-type="float">
            <text:p>320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E9]-[.G9]" office:value-type="float" office:value="316" calcext:value-type="float">
            <text:p>316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9]*[.H9])" office:value-type="float" office:value="300" calcext:value-type="float">
            <text:p>3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9]-[.K9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9]/3600*[.F9]*[.B9]" office:value-type="float" office:value="640" calcext:value-type="float">
            <text:p>64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9]*[.G9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100" calcext:value-type="float">
            <text:p>100</text:p>
          </table:table-cell>
          <table:table-cell table:style-name="ce28" table:formula="of:=[.R9]/[.O9]" office:value-type="float" office:value="12.5" calcext:value-type="float">
            <text:p>12,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31" table:formula="of:=FLOOR(([.M9]+20)/3600)" office:value-type="float" office:value="1" calcext:value-type="float">
            <text:p>1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22" office:value-type="float" office:value="3008" calcext:value-type="float">
            <text:p>3008</text:p>
          </table:table-cell>
          <table:table-cell table:style-name="ce24" office:value-type="float" office:value="64" calcext:value-type="float">
            <text:p>64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10]*[.C10]" office:value-type="float" office:value="640" calcext:value-type="float">
            <text:p>640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E10]-[.G10]" office:value-type="float" office:value="632" calcext:value-type="float">
            <text:p>632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10]*[.H10])" office:value-type="float" office:value="600" calcext:value-type="float">
            <text:p>6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10]-[.K10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10]/3600*[.F10]*[.B10]" office:value-type="float" office:value="1280" calcext:value-type="float">
            <text:p>128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10]*[.G10]" office:value-type="float" office:value="64" calcext:value-type="float">
            <text:p>6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50" calcext:value-type="float">
            <text:p>50</text:p>
          </table:table-cell>
          <table:table-cell table:style-name="ce28" table:formula="of:=[.R10]/[.O10]" office:value-type="float" office:value="6.25" calcext:value-type="float">
            <text:p>6,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31" table:formula="of:=FLOOR(([.M10]+20)/3600)" office:value-type="float" office:value="1" calcext:value-type="float">
            <text:p>1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22" office:value-type="float" office:value="3009" calcext:value-type="float">
            <text:p>3009</text:p>
          </table:table-cell>
          <table:table-cell table:style-name="ce24" office:value-type="float" office:value="128" calcext:value-type="float">
            <text:p>12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11]*[.C11]" office:value-type="float" office:value="1280" calcext:value-type="float">
            <text:p>1280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E11]-[.G11]" office:value-type="float" office:value="1264" calcext:value-type="float">
            <text:p>126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11]*[.H11])" office:value-type="float" office:value="1200" calcext:value-type="float">
            <text:p>12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11]-[.K11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11]/3600*[.F11]*[.B11]" office:value-type="float" office:value="2560" calcext:value-type="float">
            <text:p>25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11]*[.G11]" office:value-type="float" office:value="128" calcext:value-type="float">
            <text:p>12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25" calcext:value-type="float">
            <text:p>25</text:p>
          </table:table-cell>
          <table:table-cell table:style-name="ce28" table:formula="of:=[.R11]/[.O11]" office:value-type="float" office:value="3.125" calcext:value-type="float">
            <text:p>3,1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31" table:formula="of:=FLOOR(([.M11]+20)/3600)" office:value-type="float" office:value="1" calcext:value-type="float">
            <text:p>1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9920" calcext:value-type="float">
            <text:p>992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23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2]/3600*[.F2]*[.B2]" office:value-type="float" office:value="1078.5" calcext:value-type="float">
            <text:p>1078,5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2]*[.G2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12.5" calcext:value-type="float">
            <text:p>12,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5" calcext:value-type="float">
            <text:p>5</text:p>
          </table:table-cell>
          <table:table-cell table:style-name="ce31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1" calcext:value-type="float">
            <text:p>4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3]-[.G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3]/3600*[.F3]*[.B3]" office:value-type="float" office:value="1078.5" calcext:value-type="float">
            <text:p>1078,5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400" calcext:value-type="float">
            <text:p>4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31" table:formula="of:=FLOOR(([.M3]+20)/3600)" office:value-type="float" office:value="5" calcext:value-type="float">
            <text:p>5</text:p>
          </table:table-cell>
          <table:table-cell table:style-name="ce31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2" calcext:value-type="float">
            <text:p>400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36" calcext:value-type="float">
            <text:p>36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4]-[.G4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4]/3600*[.F4]*[.B4]" office:value-type="float" office:value="1078.5" calcext:value-type="float">
            <text:p>1078,5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4]*[.G4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400" calcext:value-type="float">
            <text:p>400</text:p>
          </table:table-cell>
          <table:table-cell table:style-name="ce28" table:formula="of:=[.R4]/[.O4]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31" table:formula="of:=FLOOR(([.M4]+20)/3600)" office:value-type="float" office:value="5" calcext:value-type="float">
            <text:p>5</text:p>
          </table:table-cell>
          <table:table-cell table:style-name="ce31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3" calcext:value-type="float">
            <text:p>400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36" calcext:value-type="float">
            <text:p>36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5]-[.G5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5]/3600*[.F5]*[.B5]" office:value-type="float" office:value="1078.5" calcext:value-type="float">
            <text:p>1078,5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5]*[.G5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400" calcext:value-type="float">
            <text:p>400</text:p>
          </table:table-cell>
          <table:table-cell table:style-name="ce28" table:formula="of:=[.R5]/[.O5]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31" table:formula="of:=FLOOR(([.M5]+20)/3600)" office:value-type="float" office:value="5" calcext:value-type="float">
            <text:p>5</text:p>
          </table:table-cell>
          <table:table-cell table:style-name="ce31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4" calcext:value-type="float">
            <text:p>400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36" calcext:value-type="float">
            <text:p>36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6]-[.G6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6]/3600*[.F6]*[.B6]" office:value-type="float" office:value="1078.5" calcext:value-type="float">
            <text:p>1078,5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6]*[.G6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400" calcext:value-type="float">
            <text:p>400</text:p>
          </table:table-cell>
          <table:table-cell table:style-name="ce28" table:formula="of:=[.R6]/[.O6]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31" table:formula="of:=FLOOR(([.M6]+20)/3600)" office:value-type="float" office:value="5" calcext:value-type="float">
            <text:p>5</text:p>
          </table:table-cell>
          <table:table-cell table:style-name="ce31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5" calcext:value-type="float">
            <text:p>400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7]/3600*[.F7]*[.B7]" office:value-type="float" office:value="1078.5" calcext:value-type="float">
            <text:p>1078,5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5" calcext:value-type="float">
            <text:p>5</text:p>
          </table:table-cell>
          <table:table-cell table:style-name="ce31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6" calcext:value-type="float">
            <text:p>400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8]-[.G8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8]/3600*[.F8]*[.B8]" office:value-type="float" office:value="1078.5" calcext:value-type="float">
            <text:p>1078,5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8]*[.G8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400" calcext:value-type="float">
            <text:p>400</text:p>
          </table:table-cell>
          <table:table-cell table:style-name="ce28" table:formula="of:=[.R8]/[.O8]" office:value-type="float" office:value="12.5" calcext:value-type="float">
            <text:p>12,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31" table:formula="of:=FLOOR(([.M8]+20)/3600)" office:value-type="float" office:value="5" calcext:value-type="float">
            <text:p>5</text:p>
          </table:table-cell>
          <table:table-cell table:style-name="ce31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7" calcext:value-type="float">
            <text:p>40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36" calcext:value-type="float">
            <text:p>36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9]-[.G9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9]/3600*[.F9]*[.B9]" office:value-type="float" office:value="1078.5" calcext:value-type="float">
            <text:p>1078,5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9]*[.G9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400" calcext:value-type="float">
            <text:p>400</text:p>
          </table:table-cell>
          <table:table-cell table:style-name="ce28" table:formula="of:=[.R9]/[.O9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31" table:formula="of:=FLOOR(([.M9]+20)/3600)" office:value-type="float" office:value="5" calcext:value-type="float">
            <text:p>5</text:p>
          </table:table-cell>
          <table:table-cell table:style-name="ce31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8" calcext:value-type="float">
            <text:p>40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36" calcext:value-type="float">
            <text:p>36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0]-[.G10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0]/3600*[.F10]*[.B10]" office:value-type="float" office:value="1078.5" calcext:value-type="float">
            <text:p>1078,5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400" calcext:value-type="float">
            <text:p>40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31" table:formula="of:=FLOOR(([.M10]+20)/3600)" office:value-type="float" office:value="5" calcext:value-type="float">
            <text:p>5</text:p>
          </table:table-cell>
          <table:table-cell table:style-name="ce31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9" calcext:value-type="float">
            <text:p>400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36" calcext:value-type="float">
            <text:p>36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1]-[.G11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1]/3600*[.F11]*[.B11]" office:value-type="float" office:value="1078.5" calcext:value-type="float">
            <text:p>1078,5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11]*[.G11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400" calcext:value-type="float">
            <text:p>400</text:p>
          </table:table-cell>
          <table:table-cell table:style-name="ce28" table:formula="of:=[.R11]/[.O11]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31" table:formula="of:=FLOOR(([.M11]+20)/3600)" office:value-type="float" office:value="5" calcext:value-type="float">
            <text:p>5</text:p>
          </table:table-cell>
          <table:table-cell table:style-name="ce31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10" calcext:value-type="float">
            <text:p>40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2]*[.C12]" office:value-type="float" office:value="36" calcext:value-type="float">
            <text:p>36</text:p>
          </table:table-cell>
          <table:table-cell table:style-name="ce28" table:formula="of:=[.C12]*[.D1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2]-[.G1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2]*[.H1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2]-[.K12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2]/3600*[.F12]*[.B12]" office:value-type="float" office:value="1078.5" calcext:value-type="float">
            <text:p>1078,5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12]*[.G12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2]/[.G12]" office:value-type="float" office:value="400" calcext:value-type="float">
            <text:p>400</text:p>
          </table:table-cell>
          <table:table-cell table:style-name="ce28" table:formula="of:=[.R12]/[.O12]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2]*[.S1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31" table:formula="of:=FLOOR(([.M12]+20)/3600)" office:value-type="float" office:value="5" calcext:value-type="float">
            <text:p>5</text:p>
          </table:table-cell>
          <table:table-cell table:style-name="ce31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31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34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34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11" calcext:value-type="float">
            <text:p>40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3]*[.C13]" office:value-type="float" office:value="36" calcext:value-type="float">
            <text:p>36</text:p>
          </table:table-cell>
          <table:table-cell table:style-name="ce28" table:formula="of:=[.C13]*[.D1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3]-[.G1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3]*[.H1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3]-[.K1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3]/3600*[.F13]*[.B13]" office:value-type="float" office:value="1078.5" calcext:value-type="float">
            <text:p>1078,5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13]*[.G13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3]/[.G13]" office:value-type="float" office:value="400" calcext:value-type="float">
            <text:p>400</text:p>
          </table:table-cell>
          <table:table-cell table:style-name="ce28" table:formula="of:=[.R13]/[.O13]" office:value-type="float" office:value="400" calcext:value-type="float">
            <text:p>4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3]*[.S1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31" table:formula="of:=FLOOR(([.M13]+20)/3600)" office:value-type="float" office:value="5" calcext:value-type="float">
            <text:p>5</text:p>
          </table:table-cell>
          <table:table-cell table:style-name="ce31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31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34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34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12942" calcext:value-type="float">
            <text:p>12942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23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9x4x5_10cx40jx0px1t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No phase diversification?</text:p>
          </table:table-cell>
          <table:table-cell table:style-name="ce21" office:value-type="string" calcext:value-type="string">
            <text:p>Jitter job priorities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 table:visibility="collapse"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[.B2]*[.C2]" office:value-type="float" office:value="420" calcext:value-type="float">
            <text:p>420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E2]-[.G2]" office:value-type="float" office:value="410" calcext:value-type="float">
            <text:p>410</text:p>
          </table:table-cell>
          <table:table-cell table:style-name="ce41" office:value-type="float" office:value="0.975" calcext:value-type="float">
            <text:p>0.975</text:p>
          </table:table-cell>
          <table:table-cell table:style-name="ce38" table:formula="of:=ROUND([.I2]*[.H2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2]-[.K2]" office:value-type="float" office:value="0" calcext:value-type="float">
            <text:p>0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2]/3600*[.F2]*[.B2]" office:value-type="float" office:value="2516.5" calcext:value-type="float">
            <text:p>2516,5</text:p>
          </table:table-cell>
          <table:table-cell table:style-name="ce24" office:value-type="float" office:value="40" calcext:value-type="float">
            <text:p>40</text:p>
          </table:table-cell>
          <table:table-cell table:style-name="ce28" table:formula="of:=[.O2]*[.G2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" calcext:value-type="float">
            <text:p>40</text:p>
          </table:table-cell>
          <table:table-cell table:style-name="ce28" table:formula="of:=[.R2]/[.O2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2])" office:value-type="string" office:string-value="scenarios/scenario_all_c10" calcext:value-type="string">
            <text:p>scenarios/scenario_all_c10</text:p>
          </table:table-cell>
          <table:table-cell table:style-name="ce31" table:formula="of:=FLOOR(([.M2]+20)/3600)" office:value-type="float" office:value="5" calcext:value-type="float">
            <text:p>5</text:p>
          </table:table-cell>
          <table:table-cell table:style-name="ce31" table:formula="of:=IF(FLOOR((([.M2]+20)-[.AI2]*3600)/60)&lt;10;CONCATENATE(&quot;0&quot;;FLOOR((([.M2]+20)-[.AI2]*3600)/60));FLOOR((([.M2]+20)-[.AI2]*3600)/60))" office:value-type="float" office:value="59" calcext:value-type="float">
            <text:p>59</text:p>
          </table:table-cell>
          <table:table-cell table:style-name="ce31" table:formula="of:=IF(FLOOR((([.M2]+20)-[.AI2]*3600-[.AJ2]*60))&lt;10;CONCATENATE(&quot;0&quot;;FLOOR((([.M2]+20)-[.AI2]*3600-[.AJ2]*60)));FLOOR((([.M2]+20)-[.AI2]*3600-[.AJ2]*60)))" office:value-type="float" office:value="50" calcext:value-type="float">
            <text:p>50</text:p>
          </table:table-cell>
          <table:table-cell table:style-name="ce34" table:formula="of:=CONCATENATE([.AH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0 -c=10 -l=0.975 -t=1 -T=21570 -lbc=40 -time-per-instance=0 -cpuh-per-instance=0 -derandomize -ba=8 -g=5 -md=0 -p=5 -s=1 -v=5 -warmup" calcext:value-type="string">
            <text:p>scenarios/scenario_all_c10 -c=10 -l=0.975 -t=1 -T=21570 -lbc=40 -time-per-instance=0 -cpuh-per-instance=0 -derandomize -ba=8 -g=5 -md=0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5000_21x20x1_21590s" calcext:value-type="string">
            <text:p>mallob_id5000_21x20x1_2159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1&#10;#SBATCH --ntasks=420&#10;#SBATCH --cpus-per-task=1&#10;#SBATCH --output=mallob_id5000_21x20x1_21590s_log&#10;#SBATCH --error=mallob_id5000_21x20x1_21590s_err&#10;#SBATCH --job-name=mallob_id5000_21x20x1_21590s&#10;#SBATCH --partition=normal&#10;#SBATCH --time=5:59:50&#10;mkdir -p mallob_logs/mallob_id5000_21x20x1_21590s&#10;echo logging into mallob_logs/mallob_id5000_21x20x1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&#10;echo finished" calcext:value-type="string">
            <text:p>#!/bin/bash</text:p>
            <text:p>#SBATCH --nodes=21</text:p>
            <text:p>#SBATCH --ntasks=420</text:p>
            <text:p>#SBATCH --cpus-per-task=1</text:p>
            <text:p>#SBATCH --output=mallob_id5000_21x20x1_21590s_log</text:p>
            <text:p>#SBATCH --error=mallob_id5000_21x20x1_21590s_err</text:p>
            <text:p>#SBATCH --job-name=mallob_id5000_21x20x1_21590s</text:p>
            <text:p>#SBATCH --partition=normal</text:p>
            <text:p>#SBATCH --time=5:59:50</text:p>
            <text:p>mkdir -p mallob_logs/mallob_id5000_21x20x1_21590s</text:p>
            <text:p>echo logging into mallob_logs/mallob_id5000_21x20x1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1" calcext:value-type="float">
            <text:p>500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3]*[.C3]" office:value-type="float" office:value="450" calcext:value-type="float">
            <text:p>450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3]-[.G3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3]*[.H3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3]/3600*[.F3]*[.B3]" office:value-type="float" office:value="5392.5" calcext:value-type="float">
            <text:p>5392,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3]*[.G3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" calcext:value-type="float">
            <text:p>20</text:p>
          </table:table-cell>
          <table:table-cell table:style-name="ce28" table:formula="of:=[.R3]/[.O3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3])" office:value-type="string" office:string-value="scenarios/scenario_all_c20" calcext:value-type="string">
            <text:p>scenarios/scenario_all_c20</text:p>
          </table:table-cell>
          <table:table-cell table:style-name="ce31" table:formula="of:=FLOOR(([.M3]+20)/3600)" office:value-type="float" office:value="5" calcext:value-type="float">
            <text:p>5</text:p>
          </table:table-cell>
          <table:table-cell table:style-name="ce31" table:formula="of:=IF(FLOOR((([.M3]+20)-[.AI3]*3600)/60)&lt;10;CONCATENATE(&quot;0&quot;;FLOOR((([.M3]+20)-[.AI3]*3600)/60));FLOOR((([.M3]+20)-[.AI3]*3600)/60))" office:value-type="float" office:value="59" calcext:value-type="float">
            <text:p>59</text:p>
          </table:table-cell>
          <table:table-cell table:style-name="ce31" table:formula="of:=IF(FLOOR((([.M3]+20)-[.AI3]*3600-[.AJ3]*60))&lt;10;CONCATENATE(&quot;0&quot;;FLOOR((([.M3]+20)-[.AI3]*3600-[.AJ3]*60)));FLOOR((([.M3]+20)-[.AI3]*3600-[.AJ3]*60)))" office:value-type="float" office:value="50" calcext:value-type="float">
            <text:p>50</text:p>
          </table:table-cell>
          <table:table-cell table:style-name="ce34" table:formula="of:=CONCATENATE([.AH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20 -c=20 -l=0.930 -t=1 -T=21570 -lbc=20 -time-per-instance=0 -cpuh-per-instance=0 -derandomize -ba=8 -g=5 -md=0 -p=5 -s=1 -v=5 -warmup" calcext:value-type="string">
            <text:p>scenarios/scenario_all_c20 -c=20 -l=0.930 -t=1 -T=21570 -lbc=20 -time-per-instance=0 -cpuh-per-instance=0 -derandomize -ba=8 -g=5 -md=0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5001_45x10x2_21590s" calcext:value-type="string">
            <text:p>mallob_id5001_45x10x2_2159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45&#10;#SBATCH --ntasks=450&#10;#SBATCH --cpus-per-task=2&#10;#SBATCH --output=mallob_id5001_45x10x2_21590s_log&#10;#SBATCH --error=mallob_id5001_45x10x2_21590s_err&#10;#SBATCH --job-name=mallob_id5001_45x10x2_21590s&#10;#SBATCH --partition=normal&#10;#SBATCH --time=5:59:50&#10;mkdir -p mallob_logs/mallob_id5001_45x10x2_21590s&#10;echo logging into mallob_logs/mallob_id5001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1_45x10x2_21590s_log</text:p>
            <text:p>#SBATCH --error=mallob_id5001_45x10x2_21590s_err</text:p>
            <text:p>#SBATCH --job-name=mallob_id5001_45x10x2_21590s</text:p>
            <text:p>#SBATCH --partition=normal</text:p>
            <text:p>#SBATCH --time=5:59:50</text:p>
            <text:p>mkdir -p mallob_logs/mallob_id5001_45x10x2_21590s</text:p>
            <text:p>echo logging into mallob_logs/mallob_id5001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2" calcext:value-type="float">
            <text:p>500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4]*[.C4]" office:value-type="float" office:value="450" calcext:value-type="float">
            <text:p>45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4]-[.G4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4]*[.H4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4]/3600*[.F4]*[.B4]" office:value-type="float" office:value="5392.5" calcext:value-type="float">
            <text:p>5392,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4]*[.G4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20" calcext:value-type="float">
            <text:p>20</text:p>
          </table:table-cell>
          <table:table-cell table:style-name="ce28" table:formula="of:=[.R4]/[.O4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1" table:formula="of:=CONCATENATE(&quot;scenarios/scenario_all_c&quot;;[.G4])" office:value-type="string" office:string-value="scenarios/scenario_all_c20" calcext:value-type="string">
            <text:p>scenarios/scenario_all_c20</text:p>
          </table:table-cell>
          <table:table-cell table:style-name="ce31" table:formula="of:=FLOOR(([.M4]+20)/3600)" office:value-type="float" office:value="5" calcext:value-type="float">
            <text:p>5</text:p>
          </table:table-cell>
          <table:table-cell table:style-name="ce31" table:formula="of:=IF(FLOOR((([.M4]+20)-[.AI4]*3600)/60)&lt;10;CONCATENATE(&quot;0&quot;;FLOOR((([.M4]+20)-[.AI4]*3600)/60));FLOOR((([.M4]+20)-[.AI4]*3600)/60))" office:value-type="float" office:value="59" calcext:value-type="float">
            <text:p>59</text:p>
          </table:table-cell>
          <table:table-cell table:style-name="ce31" table:formula="of:=IF(FLOOR((([.M4]+20)-[.AI4]*3600-[.AJ4]*60))&lt;10;CONCATENATE(&quot;0&quot;;FLOOR((([.M4]+20)-[.AI4]*3600-[.AJ4]*60)));FLOOR((([.M4]+20)-[.AI4]*3600-[.AJ4]*60)))" office:value-type="float" office:value="50" calcext:value-type="float">
            <text:p>50</text:p>
          </table:table-cell>
          <table:table-cell table:style-name="ce34" table:formula="of:=CONCATENATE([.AH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20 -c=20 -l=0.930 -t=1 -T=21570 -lbc=20 -time-per-instance=0 -cpuh-per-instance=0 -derandomize -ba=8 -g=5 -md=0 -p=5 -s=1 -v=5 -warmup -nophase" calcext:value-type="string">
            <text:p>scenarios/scenario_all_c20 -c=20 -l=0.930 -t=1 -T=21570 -lbc=20 -time-per-instance=0 -cpuh-per-instance=0 -derandomize -ba=8 -g=5 -md=0 -p=5 -s=1 -v=5 -warmup -nophase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5002_45x10x2_21590s" calcext:value-type="string">
            <text:p>mallob_id5002_45x10x2_2159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45&#10;#SBATCH --ntasks=450&#10;#SBATCH --cpus-per-task=2&#10;#SBATCH --output=mallob_id5002_45x10x2_21590s_log&#10;#SBATCH --error=mallob_id5002_45x10x2_21590s_err&#10;#SBATCH --job-name=mallob_id5002_45x10x2_21590s&#10;#SBATCH --partition=normal&#10;#SBATCH --time=5:59:50&#10;mkdir -p mallob_logs/mallob_id5002_45x10x2_21590s&#10;echo logging into mallob_logs/mallob_id5002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2_45x10x2_21590s_log</text:p>
            <text:p>#SBATCH --error=mallob_id5002_45x10x2_21590s_err</text:p>
            <text:p>#SBATCH --job-name=mallob_id5002_45x10x2_21590s</text:p>
            <text:p>#SBATCH --partition=normal</text:p>
            <text:p>#SBATCH --time=5:59:50</text:p>
            <text:p>mkdir -p mallob_logs/mallob_id5002_45x10x2_21590s</text:p>
            <text:p>echo logging into mallob_logs/mallob_id5002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3" calcext:value-type="float">
            <text:p>500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5]*[.C5]" office:value-type="float" office:value="450" calcext:value-type="float">
            <text:p>450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5]-[.G5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5]*[.H5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5]/3600*[.F5]*[.B5]" office:value-type="float" office:value="5392.5" calcext:value-type="float">
            <text:p>5392,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5]*[.G5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20" calcext:value-type="float">
            <text:p>20</text:p>
          </table:table-cell>
          <table:table-cell table:style-name="ce28" table:formula="of:=[.R5]/[.O5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5])" office:value-type="string" office:string-value="scenarios/scenario_all_c20" calcext:value-type="string">
            <text:p>scenarios/scenario_all_c20</text:p>
          </table:table-cell>
          <table:table-cell table:style-name="ce31" table:formula="of:=FLOOR(([.M5]+20)/3600)" office:value-type="float" office:value="5" calcext:value-type="float">
            <text:p>5</text:p>
          </table:table-cell>
          <table:table-cell table:style-name="ce31" table:formula="of:=IF(FLOOR((([.M5]+20)-[.AI5]*3600)/60)&lt;10;CONCATENATE(&quot;0&quot;;FLOOR((([.M5]+20)-[.AI5]*3600)/60));FLOOR((([.M5]+20)-[.AI5]*3600)/60))" office:value-type="float" office:value="59" calcext:value-type="float">
            <text:p>59</text:p>
          </table:table-cell>
          <table:table-cell table:style-name="ce31" table:formula="of:=IF(FLOOR((([.M5]+20)-[.AI5]*3600-[.AJ5]*60))&lt;10;CONCATENATE(&quot;0&quot;;FLOOR((([.M5]+20)-[.AI5]*3600-[.AJ5]*60)));FLOOR((([.M5]+20)-[.AI5]*3600-[.AJ5]*60)))" office:value-type="float" office:value="50" calcext:value-type="float">
            <text:p>50</text:p>
          </table:table-cell>
          <table:table-cell table:style-name="ce34" table:formula="of:=CONCATENATE([.AH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20 -c=20 -l=0.930 -t=1 -T=21570 -lbc=20 -time-per-instance=0 -cpuh-per-instance=0 -derandomize -ba=8 -g=0 -md=0 -p=5 -s=1 -v=5 -warmup" calcext:value-type="string">
            <text:p>scenarios/scenario_all_c20 -c=20 -l=0.930 -t=1 -T=21570 -lbc=20 -time-per-instance=0 -cpuh-per-instance=0 -derandomize -ba=8 -g=0 -md=0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5003_45x10x2_21590s" calcext:value-type="string">
            <text:p>mallob_id5003_45x10x2_2159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45&#10;#SBATCH --ntasks=450&#10;#SBATCH --cpus-per-task=2&#10;#SBATCH --output=mallob_id5003_45x10x2_21590s_log&#10;#SBATCH --error=mallob_id5003_45x10x2_21590s_err&#10;#SBATCH --job-name=mallob_id5003_45x10x2_21590s&#10;#SBATCH --partition=normal&#10;#SBATCH --time=5:59:50&#10;mkdir -p mallob_logs/mallob_id5003_45x10x2_21590s&#10;echo logging into mallob_logs/mallob_id5003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3_45x10x2_21590s_log</text:p>
            <text:p>#SBATCH --error=mallob_id5003_45x10x2_21590s_err</text:p>
            <text:p>#SBATCH --job-name=mallob_id5003_45x10x2_21590s</text:p>
            <text:p>#SBATCH --partition=normal</text:p>
            <text:p>#SBATCH --time=5:59:50</text:p>
            <text:p>mkdir -p mallob_logs/mallob_id5003_45x10x2_21590s</text:p>
            <text:p>echo logging into mallob_logs/mallob_id5003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</text:p>
            <text:p>echo finished</text:p>
          </table:table-cell>
          <table:table-cell table:style-name="ce36"/>
        </table:table-row>
        <table:table-row table:style-name="ro7">
          <table:table-cell table:style-name="ce22" office:value-type="float" office:value="5004" calcext:value-type="float">
            <text:p>500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6]*[.C6]" office:value-type="float" office:value="450" calcext:value-type="float">
            <text:p>450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6]-[.G6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6]*[.H6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6]/3600*[.F6]*[.B6]" office:value-type="float" office:value="1800" calcext:value-type="float">
            <text:p>180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6]*[.G6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0" calcext:value-type="float">
            <text:p>20</text:p>
          </table:table-cell>
          <table:table-cell table:style-name="ce28" table:formula="of:=[.R6]/[.O6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6])" office:value-type="string" office:string-value="scenarios/scenario_all_c20" calcext:value-type="string">
            <text:p>scenarios/scenario_all_c20</text:p>
          </table:table-cell>
          <table:table-cell table:style-name="ce31" table:formula="of:=FLOOR(([.M6]+20)/3600)" office:value-type="float" office:value="2" calcext:value-type="float">
            <text:p>2</text:p>
          </table:table-cell>
          <table:table-cell table:style-name="ce31" table:formula="of:=IF(FLOOR((([.M6]+20)-[.AI6]*3600)/60)&lt;10;CONCATENATE(&quot;0&quot;;FLOOR((([.M6]+20)-[.AI6]*3600)/60));FLOOR((([.M6]+20)-[.AI6]*3600)/60))" office:value-type="string" office:string-value="00" calcext:value-type="string">
            <text:p>00</text:p>
          </table:table-cell>
          <table:table-cell table:style-name="ce31" table:formula="of:=IF(FLOOR((([.M6]+20)-[.AI6]*3600-[.AJ6]*60))&lt;10;CONCATENATE(&quot;0&quot;;FLOOR((([.M6]+20)-[.AI6]*3600-[.AJ6]*60)));FLOOR((([.M6]+20)-[.AI6]*3600-[.AJ6]*60)))" office:value-type="float" office:value="20" calcext:value-type="float">
            <text:p>20</text:p>
          </table:table-cell>
          <table:table-cell table:style-name="ce34" table:formula="of:=CONCATENATE([.AH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;IF([.AF6]=1;&quot; -nophase&quot;;&quot;&quot;);IF([.AG6]=1;&quot; -jjp&quot;;&quot;&quot;))" office:value-type="string" office:string-value="scenarios/scenario_all_c20 -c=20 -l=0.930 -t=1 -T=7200 -lbc=20 -time-per-instance=0 -cpuh-per-instance=0 -derandomize -ba=8 -g=0 -md=0 -p=5 -s=1 -v=5 -warmup" calcext:value-type="string">
            <text:p>scenarios/scenario_all_c20 -c=20 -l=0.930 -t=1 -T=7200 -lbc=20 -time-per-instance=0 -cpuh-per-instance=0 -derandomize -ba=8 -g=0 -md=0 -p=5 -s=1 -v=5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5004_45x10x2_7220s" calcext:value-type="string">
            <text:p>mallob_id5004_45x10x2_72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M6];&quot;_log&quot;;CHAR(10);&quot;#SBATCH --error=&quot;;[.AM6];&quot;_err&quot;;CHAR(10);&quot;#SBATCH --job-name=&quot;;[.AM6];CHAR(10);&quot;#SBATCH --partition=normal&quot;;CHAR(10);&quot;#SBATCH --time=&quot;;[.AI6];&quot;:&quot;;[.AJ6];&quot;:&quot;;[.AK6];CHAR(10);&quot;mkdir -p mallob_logs/&quot;;[.AM6];CHAR(10);&quot;echo logging into mallob_logs/&quot;;[.AM6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6];&quot; -log=mallob_logs/&quot;;[.AM6];CHAR(10);&quot;echo finished&quot;)" office:value-type="string" office:string-value="#!/bin/bash&#10;#SBATCH --nodes=45&#10;#SBATCH --ntasks=450&#10;#SBATCH --cpus-per-task=2&#10;#SBATCH --output=mallob_id5004_45x10x2_7220s_log&#10;#SBATCH --error=mallob_id5004_45x10x2_7220s_err&#10;#SBATCH --job-name=mallob_id5004_45x10x2_7220s&#10;#SBATCH --partition=normal&#10;#SBATCH --time=2:00:20&#10;mkdir -p mallob_logs/mallob_id5004_45x10x2_7220s&#10;echo logging into mallob_logs/mallob_id5004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4_45x10x2_7220s_log</text:p>
            <text:p>#SBATCH --error=mallob_id5004_45x10x2_7220s_err</text:p>
            <text:p>#SBATCH --job-name=mallob_id5004_45x10x2_7220s</text:p>
            <text:p>#SBATCH --partition=normal</text:p>
            <text:p>#SBATCH --time=2:00:20</text:p>
            <text:p>mkdir -p mallob_logs/mallob_id5004_45x10x2_7220s</text:p>
            <text:p>echo logging into mallob_logs/mallob_id5004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</text:p>
            <text:p>echo finished</text:p>
          </table:table-cell>
          <table:table-cell/>
        </table:table-row>
        <table:table-row table:style-name="ro8">
          <table:table-cell table:style-name="ce22" office:value-type="float" office:value="5005" calcext:value-type="float">
            <text:p>500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7]*[.C7]" office:value-type="float" office:value="450" calcext:value-type="float">
            <text:p>450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7]-[.G7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7]*[.H7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7]/3600*[.F7]*[.B7]" office:value-type="float" office:value="1800" calcext:value-type="float">
            <text:p>180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O7]*[.G7]" office:value-type="float" office:value="200" calcext:value-type="float">
            <text:p>2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20" calcext:value-type="float">
            <text:p>20</text:p>
          </table:table-cell>
          <table:table-cell table:style-name="ce28" table:formula="of:=[.R7]/[.O7]" office:value-type="float" office:value="2" calcext:value-type="float">
            <text:p>2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7])" office:value-type="string" office:string-value="scenarios/scenario_all_c20" calcext:value-type="string">
            <text:p>scenarios/scenario_all_c20</text:p>
          </table:table-cell>
          <table:table-cell table:style-name="ce31" table:formula="of:=FLOOR(([.M7]+20)/3600)" office:value-type="float" office:value="2" calcext:value-type="float">
            <text:p>2</text:p>
          </table:table-cell>
          <table:table-cell table:style-name="ce31" table:formula="of:=IF(FLOOR((([.M7]+20)-[.AI7]*3600)/60)&lt;10;CONCATENATE(&quot;0&quot;;FLOOR((([.M7]+20)-[.AI7]*3600)/60));FLOOR((([.M7]+20)-[.AI7]*3600)/60))" office:value-type="string" office:string-value="00" calcext:value-type="string">
            <text:p>00</text:p>
          </table:table-cell>
          <table:table-cell table:style-name="ce31" table:formula="of:=IF(FLOOR((([.M7]+20)-[.AI7]*3600-[.AJ7]*60))&lt;10;CONCATENATE(&quot;0&quot;;FLOOR((([.M7]+20)-[.AI7]*3600-[.AJ7]*60)));FLOOR((([.M7]+20)-[.AI7]*3600-[.AJ7]*60)))" office:value-type="float" office:value="20" calcext:value-type="float">
            <text:p>20</text:p>
          </table:table-cell>
          <table:table-cell table:style-name="ce34" table:formula="of:=CONCATENATE([.AH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;IF([.AF7]=1;&quot; -nophase&quot;;&quot;&quot;);IF([.AG7]=1;&quot; -jjp&quot;;&quot;&quot;))" office:value-type="string" office:string-value="scenarios/scenario_all_c20 -c=20 -l=0.930 -t=1 -T=7200 -lbc=10 -time-per-instance=0 -cpuh-per-instance=0 -derandomize -ba=8 -g=0 -md=0 -p=5 -s=1 -v=5 -warmup" calcext:value-type="string">
            <text:p>scenarios/scenario_all_c20 -c=20 -l=0.930 -t=1 -T=7200 -lbc=10 -time-per-instance=0 -cpuh-per-instance=0 -derandomize -ba=8 -g=0 -md=0 -p=5 -s=1 -v=5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5005_45x10x2_7220s" calcext:value-type="string">
            <text:p>mallob_id5005_45x10x2_72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M7];&quot;_log&quot;;CHAR(10);&quot;#SBATCH --error=&quot;;[.AM7];&quot;_err&quot;;CHAR(10);&quot;#SBATCH --job-name=&quot;;[.AM7];CHAR(10);&quot;#SBATCH --partition=normal&quot;;CHAR(10);&quot;#SBATCH --time=&quot;;[.AI7];&quot;:&quot;;[.AJ7];&quot;:&quot;;[.AK7];CHAR(10);&quot;mkdir -p mallob_logs/&quot;;[.AM7];CHAR(10);&quot;echo logging into mallob_logs/&quot;;[.AM7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7];&quot; -log=mallob_logs/&quot;;[.AM7];CHAR(10);&quot;echo finished&quot;)" office:value-type="string" office:string-value="#!/bin/bash&#10;#SBATCH --nodes=45&#10;#SBATCH --ntasks=450&#10;#SBATCH --cpus-per-task=2&#10;#SBATCH --output=mallob_id5005_45x10x2_7220s_log&#10;#SBATCH --error=mallob_id5005_45x10x2_7220s_err&#10;#SBATCH --job-name=mallob_id5005_45x10x2_7220s&#10;#SBATCH --partition=normal&#10;#SBATCH --time=2:00:20&#10;mkdir -p mallob_logs/mallob_id5005_45x10x2_7220s&#10;echo logging into mallob_logs/mallob_id5005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5_45x10x2_7220s_log</text:p>
            <text:p>#SBATCH --error=mallob_id5005_45x10x2_7220s_err</text:p>
            <text:p>#SBATCH --job-name=mallob_id5005_45x10x2_7220s</text:p>
            <text:p>#SBATCH --partition=normal</text:p>
            <text:p>#SBATCH --time=2:00:20</text:p>
            <text:p>mkdir -p mallob_logs/mallob_id5005_45x10x2_7220s</text:p>
            <text:p>echo logging into mallob_logs/mallob_id5005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</text:p>
            <text:p>echo finished</text:p>
          </table:table-cell>
          <table:table-cell/>
        </table:table-row>
        <table:table-row table:style-name="ro8">
          <table:table-cell table:style-name="ce22" office:value-type="float" office:value="5006" calcext:value-type="float">
            <text:p>500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8]*[.C8]" office:value-type="float" office:value="450" calcext:value-type="float">
            <text:p>450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8]-[.G8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8]*[.H8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8]/3600*[.F8]*[.B8]" office:value-type="float" office:value="1800" calcext:value-type="float">
            <text:p>1800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O8]*[.G8]" office:value-type="float" office:value="100" calcext:value-type="float">
            <text:p>1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" calcext:value-type="float">
            <text:p>20</text:p>
          </table:table-cell>
          <table:table-cell table:style-name="ce28" table:formula="of:=[.R8]/[.O8]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8])" office:value-type="string" office:string-value="scenarios/scenario_all_c20" calcext:value-type="string">
            <text:p>scenarios/scenario_all_c20</text:p>
          </table:table-cell>
          <table:table-cell table:style-name="ce31" table:formula="of:=FLOOR(([.M8]+20)/3600)" office:value-type="float" office:value="2" calcext:value-type="float">
            <text:p>2</text:p>
          </table:table-cell>
          <table:table-cell table:style-name="ce31" table:formula="of:=IF(FLOOR((([.M8]+20)-[.AI8]*3600)/60)&lt;10;CONCATENATE(&quot;0&quot;;FLOOR((([.M8]+20)-[.AI8]*3600)/60));FLOOR((([.M8]+20)-[.AI8]*3600)/60))" office:value-type="string" office:string-value="00" calcext:value-type="string">
            <text:p>00</text:p>
          </table:table-cell>
          <table:table-cell table:style-name="ce31" table:formula="of:=IF(FLOOR((([.M8]+20)-[.AI8]*3600-[.AJ8]*60))&lt;10;CONCATENATE(&quot;0&quot;;FLOOR((([.M8]+20)-[.AI8]*3600-[.AJ8]*60)));FLOOR((([.M8]+20)-[.AI8]*3600-[.AJ8]*60)))" office:value-type="float" office:value="20" calcext:value-type="float">
            <text:p>20</text:p>
          </table:table-cell>
          <table:table-cell table:style-name="ce34" table:formula="of:=CONCATENATE([.AH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;IF([.AF8]=1;&quot; -nophase&quot;;&quot;&quot;);IF([.AG8]=1;&quot; -jjp&quot;;&quot;&quot;))" office:value-type="string" office:string-value="scenarios/scenario_all_c20 -c=20 -l=0.930 -t=1 -T=7200 -lbc=5 -time-per-instance=0 -cpuh-per-instance=0 -derandomize -ba=8 -g=0 -md=0 -p=5 -s=1 -v=5 -warmup" calcext:value-type="string">
            <text:p>scenarios/scenario_all_c20 -c=20 -l=0.930 -t=1 -T=7200 -lbc=5 -time-per-instance=0 -cpuh-per-instance=0 -derandomize -ba=8 -g=0 -md=0 -p=5 -s=1 -v=5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5006_45x10x2_7220s" calcext:value-type="string">
            <text:p>mallob_id5006_45x10x2_72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M8];&quot;_log&quot;;CHAR(10);&quot;#SBATCH --error=&quot;;[.AM8];&quot;_err&quot;;CHAR(10);&quot;#SBATCH --job-name=&quot;;[.AM8];CHAR(10);&quot;#SBATCH --partition=normal&quot;;CHAR(10);&quot;#SBATCH --time=&quot;;[.AI8];&quot;:&quot;;[.AJ8];&quot;:&quot;;[.AK8];CHAR(10);&quot;mkdir -p mallob_logs/&quot;;[.AM8];CHAR(10);&quot;echo logging into mallob_logs/&quot;;[.AM8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8];&quot; -log=mallob_logs/&quot;;[.AM8];CHAR(10);&quot;echo finished&quot;)" office:value-type="string" office:string-value="#!/bin/bash&#10;#SBATCH --nodes=45&#10;#SBATCH --ntasks=450&#10;#SBATCH --cpus-per-task=2&#10;#SBATCH --output=mallob_id5006_45x10x2_7220s_log&#10;#SBATCH --error=mallob_id5006_45x10x2_7220s_err&#10;#SBATCH --job-name=mallob_id5006_45x10x2_7220s&#10;#SBATCH --partition=normal&#10;#SBATCH --time=2:00:20&#10;mkdir -p mallob_logs/mallob_id5006_45x10x2_7220s&#10;echo logging into mallob_logs/mallob_id5006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6_45x10x2_7220s_log</text:p>
            <text:p>#SBATCH --error=mallob_id5006_45x10x2_7220s_err</text:p>
            <text:p>#SBATCH --job-name=mallob_id5006_45x10x2_7220s</text:p>
            <text:p>#SBATCH --partition=normal</text:p>
            <text:p>#SBATCH --time=2:00:20</text:p>
            <text:p>mkdir -p mallob_logs/mallob_id5006_45x10x2_7220s</text:p>
            <text:p>echo logging into mallob_logs/mallob_id5006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</text:p>
            <text:p>echo finished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8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24094" calcext:value-type="float">
            <text:p>24094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8"/>
        </table:table-row>
        <table:table-row table:style-name="ro9">
          <table:table-cell table:style-name="ce23" office:value-type="string" calcext:value-type="string" table:number-columns-spanned="26" table:number-rows-spanned="1">
            <text:p>#5000 Stress test and direct comparison to sequential LGL: Throw in ALL jobs right at the beginning, each getting one process with one thread,</text:p>
            <text:p>but not restricting their (geom.) growth as more and more jobs finish.</text:p>
            <text:p>=&gt; How does the system behave on this very demanding setting where each proc. has only one core?</text:p>
            <text:p>=&gt; How many jobs are solved after one hour? More than with sequential LGL? More overall computational power vs. communication overhead</text:p>
            <text:p>=&gt; How many jobs are eventually solved? How many "sequentially unsolvable" instances can be solved now?</text:p>
            <text:p>=&gt; At which point in time does mallob solve as many instances as sequential LGL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10">
          <table:table-cell table:style-name="ce23" office:value-type="string" calcext:value-type="string" table:number-columns-spanned="26" table:number-rows-spanned="1">
            <text:p>#5001 More relaxed than #5000 : Two cores per proc. (one free core for communication), twice the number of clients, lower load</text:p>
            <text:p>=&gt; How much better does the system perform now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10">
          <table:table-cell table:style-name="ce23" office:value-type="string" calcext:value-type="string">
            <text:p>#5002: Same scenario as #5001, but with disabled phase diversification</text:p>
            <text:p>=&gt; Is phase diversification beneficial? If so, at which problem sizes?</text:p>
          </table:table-cell>
          <table:table-cell/>
          <table:table-cell table:style-name="Default"/>
          <table:table-cell table:number-columns-repeated="38"/>
        </table:table-row>
        <table:table-row table:style-name="ro10">
          <table:table-cell table:style-name="ce23" office:value-type="string" calcext:value-type="string">
            <text:p>#5003: Same scenario as #5001, but with instant growth of each job</text:p>
            <text:p>=&gt; Is geometric growth of job demands beneficial? If so, at which problem sizes?</text:p>
          </table:table-cell>
          <table:table-cell table:number-columns-repeated="40"/>
        </table:table-row>
        <table:table-row table:style-name="ro1" table:number-rows-repeated="1048555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600_" table:style-name="ta1">
        <table:table-column table:style-name="co1" table:default-cell-style-name="ce47"/>
        <table:table-column table:style-name="co2" table:default-cell-style-name="ce47"/>
        <table:table-column table:style-name="co38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33" table:default-cell-style-name="ce47"/>
        <table:table-column table:style-name="co8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6" table:default-cell-style-name="ce47"/>
        <table:table-column table:style-name="co3" table:default-cell-style-name="ce47"/>
        <table:table-column table:style-name="co14" table:default-cell-style-name="ce47"/>
        <table:table-column table:style-name="co15" table:default-cell-style-name="ce47"/>
        <table:table-column table:style-name="co7" table:default-cell-style-name="ce47"/>
        <table:table-column table:style-name="co16" table:default-cell-style-name="ce47"/>
        <table:table-column table:style-name="co17" table:number-columns-repeated="2" table:default-cell-style-name="ce47"/>
        <table:table-column table:style-name="co5" table:default-cell-style-name="ce47"/>
        <table:table-column table:style-name="co17" table:default-cell-style-name="ce47"/>
        <table:table-column table:style-name="co18" table:default-cell-style-name="ce47"/>
        <table:table-column table:style-name="co6" table:default-cell-style-name="ce47"/>
        <table:table-column table:style-name="co3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number-columns-repeated="3" table:default-cell-style-name="ce47"/>
        <table:table-column table:style-name="co24" table:default-cell-style-name="ce47"/>
        <table:table-column table:style-name="co1" table:default-cell-style-name="ce47"/>
        <table:table-column table:style-name="co25" table:default-cell-style-name="ce47"/>
        <table:table-column table:style-name="co37" table:default-cell-style-name="ce47"/>
        <table:table-column table:style-name="co30" table:default-cell-style-name="ce47"/>
        <table:table-column table:style-name="co31" table:default-cell-style-name="ce47"/>
        <table:table-column table:style-name="co29" table:number-columns-repeated="984" table:default-cell-style-name="ce47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Nodes</text:p>
          </table:table-cell>
          <table:table-cell table:style-name="ce45" office:value-type="string" calcext:value-type="string">
            <text:p>Processes per node</text:p>
          </table:table-cell>
          <table:table-cell table:style-name="ce45" office:value-type="string" calcext:value-type="string">
            <text:p>CPUs per process</text:p>
          </table:table-cell>
          <table:table-cell table:style-name="ce52" office:value-type="string" calcext:value-type="string">
            <text:p>Total processes</text:p>
          </table:table-cell>
          <table:table-cell table:style-name="ce52" office:value-type="string" calcext:value-type="string">
            <text:p>Used CPUs per node</text:p>
          </table:table-cell>
          <table:table-cell table:style-name="ce54" office:value-type="string" calcext:value-type="string">
            <text:p>Client processes</text:p>
          </table:table-cell>
          <table:table-cell table:style-name="ce52" office:value-type="string" calcext:value-type="string">
            <text:p>Workers</text:p>
          </table:table-cell>
          <table:table-cell table:style-name="ce54" office:value-type="string" calcext:value-type="string">
            <text:p>Load factor</text:p>
          </table:table-cell>
          <table:table-cell table:style-name="ce52" office:value-type="string" calcext:value-type="string">
            <text:p>Proj. active workers</text:p>
          </table:table-cell>
          <table:table-cell table:style-name="ce54" office:value-type="string" calcext:value-type="string">
            <text:p>SAT threads per process</text:p>
          </table:table-cell>
          <table:table-cell table:style-name="ce52" office:value-type="string" calcext:value-type="string">
            <text:p>"Free" CPUs per process</text:p>
          </table:table-cell>
          <table:table-cell table:style-name="ce54" office:value-type="string" calcext:value-type="string">
            <text:p>Global timeout (s)</text:p>
          </table:table-cell>
          <table:table-cell table:style-name="ce52" office:value-type="string" calcext:value-type="string">
            <text:p>Requested CPU hours</text:p>
          </table:table-cell>
          <table:table-cell table:style-name="ce54" office:value-type="string" calcext:value-type="string">
            <text:p>Active jobs per client</text:p>
          </table:table-cell>
          <table:table-cell table:style-name="ce52" office:value-type="string" calcext:value-type="string">
            <text:p>Proj. total active jobs</text:p>
          </table:table-cell>
          <table:table-cell table:style-name="ce54" office:value-type="string" calcext:value-type="string">
            <text:p>Total num jobs</text:p>
          </table:table-cell>
          <table:table-cell table:style-name="ce52" office:value-type="string" calcext:value-type="string">
            <text:p>Jobs per client</text:p>
          </table:table-cell>
          <table:table-cell table:style-name="ce52" office:value-type="string" calcext:value-type="string">
            <text:p>Client job epochs</text:p>
          </table:table-cell>
          <table:table-cell table:style-name="ce54" office:value-type="string" calcext:value-type="string">
            <text:p>Wall clock timeout per job (s)</text:p>
          </table:table-cell>
          <table:table-cell table:style-name="ce54" office:value-type="string" calcext:value-type="string">
            <text:p>CPU h timeout per job</text:p>
          </table:table-cell>
          <table:table-cell table:style-name="ce52" office:value-type="string" calcext:value-type="string">
            <text:p>Maximum global runtime (h)</text:p>
          </table:table-cell>
          <table:table-cell table:style-name="ce54" office:value-type="string" calcext:value-type="string">
            <text:p>Derandomize?</text:p>
          </table:table-cell>
          <table:table-cell table:style-name="ce54" office:value-type="string" calcext:value-type="string">
            <text:p>Bounce partners per node</text:p>
          </table:table-cell>
          <table:table-cell table:style-name="ce54" office:value-type="string" calcext:value-type="string">
            <text:p>Geometric growth interval</text:p>
          </table:table-cell>
          <table:table-cell table:style-name="ce54" office:value-type="string" calcext:value-type="string">
            <text:p>Max. demand per job</text:p>
          </table:table-cell>
          <table:table-cell table:style-name="ce54" office:value-type="string" calcext:value-type="string">
            <text:p>Rebalancing interval</text:p>
          </table:table-cell>
          <table:table-cell table:style-name="ce54" office:value-type="string" calcext:value-type="string">
            <text:p>Quiet?</text:p>
          </table:table-cell>
          <table:table-cell table:style-name="ce54" office:value-type="string" calcext:value-type="string">
            <text:p>Verbosity</text:p>
          </table:table-cell>
          <table:table-cell table:style-name="ce54" office:value-type="string" calcext:value-type="string">
            <text:p>Job comm. interval</text:p>
          </table:table-cell>
          <table:table-cell table:style-name="ce54" office:value-type="string" calcext:value-type="string">
            <text:p>Warmup?</text:p>
          </table:table-cell>
          <table:table-cell table:style-name="ce54" office:value-type="string" calcext:value-type="string">
            <text:p>No phase diversification?</text:p>
          </table:table-cell>
          <table:table-cell table:style-name="ce54" office:value-type="string" calcext:value-type="string">
            <text:p>Jitter job priorities?</text:p>
          </table:table-cell>
          <table:table-cell table:style-name="ce54" office:value-type="string" calcext:value-type="string">
            <text:p>Scenario file</text:p>
          </table:table-cell>
          <table:table-cell table:style-name="ce59" office:value-type="string" calcext:value-type="string">
            <text:p>Hours</text:p>
          </table:table-cell>
          <table:table-cell table:style-name="ce59" office:value-type="string" calcext:value-type="string">
            <text:p>Mins</text:p>
          </table:table-cell>
          <table:table-cell table:style-name="ce59" office:value-type="string" calcext:value-type="string">
            <text:p>Secs</text:p>
          </table:table-cell>
          <table:table-cell table:style-name="ce59" office:value-type="string" calcext:value-type="string">
            <text:p>Arguments</text:p>
          </table:table-cell>
          <table:table-cell table:style-name="ce60" office:value-type="string" calcext:value-type="string">
            <text:p>Job name</text:p>
          </table:table-cell>
          <table:table-cell table:style-name="ce59" office:value-type="string" calcext:value-type="string">
            <text:p>Script</text:p>
          </table:table-cell>
          <table:table-cell table:number-columns-repeated="984"/>
        </table:table-row>
        <table:table-row table:style-name="ro11">
          <table:table-cell table:style-name="ce46" office:value-type="float" office:value="6000" calcext:value-type="float">
            <text:p>6000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3" table:formula="of:=[.B2]*[.C2]" office:value-type="float" office:value="80" calcext:value-type="float">
            <text:p>80</text:p>
          </table:table-cell>
          <table:table-cell table:style-name="ce53" table:formula="of:=[.C2]*[.D2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2]-[.G2]" office:value-type="float" office:value="79" calcext:value-type="float">
            <text:p>7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2]*[.H2])" office:value-type="float" office:value="75" calcext:value-type="float">
            <text:p>75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2]-[.K2]" office:value-type="float" office:value="1" calcext:value-type="float">
            <text:p>1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2]/3600*[.F2]*[.B2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2]*[.G2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2]/[.G2]" office:value-type="float" office:value="400" calcext:value-type="float">
            <text:p>400</text:p>
          </table:table-cell>
          <table:table-cell table:style-name="ce53" table:formula="of:=[.R2]/[.O2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2]/3600*[.J2]*[.K2]*10/[.Q2]" office:value-type="float" office:value="45" calcext:value-type="float">
            <text:p>45</text:p>
          </table:table-cell>
          <table:table-cell table:style-name="ce53" table:formula="of:=[.T2]*[.S2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7" table:formula="of:=FLOOR(([.M2]+20)/3600)" office:value-type="float" office:value="6" calcext:value-type="float">
            <text:p>6</text:p>
          </table:table-cell>
          <table:table-cell table:style-name="ce57" table:formula="of:=IF(FLOOR((([.M2]+20)-[.AI2]*3600)/60)&lt;10;CONCATENATE(&quot;0&quot;;FLOOR((([.M2]+20)-[.AI2]*3600)/60));FLOOR((([.M2]+20)-[.AI2]*3600)/60))" office:value-type="string" office:string-value="00" calcext:value-type="string">
            <text:p>00</text:p>
          </table:table-cell>
          <table:table-cell table:style-name="ce57" table:formula="of:=IF(FLOOR((([.M2]+20)-[.AI2]*3600-[.AJ2]*60))&lt;10;CONCATENATE(&quot;0&quot;;FLOOR((([.M2]+20)-[.AI2]*3600-[.AJ2]*60)));FLOOR((([.M2]+20)-[.AI2]*3600-[.AJ2]*60)))" office:value-type="float" office:value="20" calcext:value-type="float">
            <text:p>20</text:p>
          </table:table-cell>
          <table:table-cell table:style-name="ce34" table:formula="of:=CONCATENATE([.AH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 -c=1 -l=0.950 -t=4 -T=21600 -lbc=8 -time-per-instance=0 -cpuh-per-instance=45.000 -derandomize -ba=4 -g=0 -md=0 -p=5 -s=1 -v=5 -warmup" calcext:value-type="string">
            <text:p>scenarios/scenario_all_c1 -c=1 -l=0.950 -t=4 -T=21600 -lbc=8 -time-per-instance=0 -cpuh-per-instance=45.000 -derandomize -ba=4 -g=0 -md=0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6000_20x4x5_21620s" calcext:value-type="string">
            <text:p>mallob_id6000_20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0&#10;#SBATCH --ntasks=80&#10;#SBATCH --cpus-per-task=5&#10;#SBATCH --output=mallob_id6000_20x4x5_21620s_log&#10;#SBATCH --error=mallob_id6000_20x4x5_21620s_err&#10;#SBATCH --job-name=mallob_id6000_20x4x5_21620s&#10;#SBATCH --partition=normal&#10;#SBATCH --time=6:00:20&#10;mkdir -p mallob_logs/mallob_id6000_20x4x5_21620s&#10;echo logging into mallob_logs/mallob_id6000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0_20x4x5_21620s_log</text:p>
            <text:p>#SBATCH --error=mallob_id6000_20x4x5_21620s_err</text:p>
            <text:p>#SBATCH --job-name=mallob_id6000_20x4x5_21620s</text:p>
            <text:p>#SBATCH --partition=normal</text:p>
            <text:p>#SBATCH --time=6:00:20</text:p>
            <text:p>mkdir -p mallob_logs/mallob_id6000_20x4x5_21620s</text:p>
            <text:p>echo logging into mallob_logs/mallob_id6000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</text:p>
            <text:p>echo finished</text:p>
          </table:table-cell>
          <table:table-cell table:style-name="ce61"/>
          <table:table-cell table:number-columns-repeated="983"/>
        </table:table-row>
        <table:table-row table:style-name="ro11">
          <table:table-cell table:style-name="ce46" office:value-type="float" office:value="6001" calcext:value-type="float">
            <text:p>6001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3" table:formula="of:=[.B3]*[.C3]" office:value-type="float" office:value="80" calcext:value-type="float">
            <text:p>80</text:p>
          </table:table-cell>
          <table:table-cell table:style-name="ce53" table:formula="of:=[.C3]*[.D3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3]-[.G3]" office:value-type="float" office:value="79" calcext:value-type="float">
            <text:p>7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3]*[.H3])" office:value-type="float" office:value="75" calcext:value-type="float">
            <text:p>75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3]-[.K3]" office:value-type="float" office:value="1" calcext:value-type="float">
            <text:p>1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3]/3600*[.F3]*[.B3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3]*[.G3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3]/[.G3]" office:value-type="float" office:value="400" calcext:value-type="float">
            <text:p>400</text:p>
          </table:table-cell>
          <table:table-cell table:style-name="ce53" table:formula="of:=[.R3]/[.O3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3]/3600*[.J3]*[.K3]*10/[.Q3]" office:value-type="float" office:value="45" calcext:value-type="float">
            <text:p>45</text:p>
          </table:table-cell>
          <table:table-cell table:style-name="ce53" table:formula="of:=[.T3]*[.S3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57" table:formula="of:=FLOOR(([.M3]+20)/3600)" office:value-type="float" office:value="6" calcext:value-type="float">
            <text:p>6</text:p>
          </table:table-cell>
          <table:table-cell table:style-name="ce57" table:formula="of:=IF(FLOOR((([.M3]+20)-[.AI3]*3600)/60)&lt;10;CONCATENATE(&quot;0&quot;;FLOOR((([.M3]+20)-[.AI3]*3600)/60));FLOOR((([.M3]+20)-[.AI3]*3600)/60))" office:value-type="string" office:string-value="00" calcext:value-type="string">
            <text:p>00</text:p>
          </table:table-cell>
          <table:table-cell table:style-name="ce57" table:formula="of:=IF(FLOOR((([.M3]+20)-[.AI3]*3600-[.AJ3]*60))&lt;10;CONCATENATE(&quot;0&quot;;FLOOR((([.M3]+20)-[.AI3]*3600-[.AJ3]*60)));FLOOR((([.M3]+20)-[.AI3]*3600-[.AJ3]*60)))" office:value-type="float" office:value="20" calcext:value-type="float">
            <text:p>20</text:p>
          </table:table-cell>
          <table:table-cell table:style-name="ce34" table:formula="of:=CONCATENATE([.AH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1 -c=1 -l=0.950 -t=4 -T=21600 -lbc=8 -time-per-instance=0 -cpuh-per-instance=45.000 -derandomize -ba=4 -g=5 -md=0 -p=5 -s=1 -v=5 -warmup" calcext:value-type="string">
            <text:p>scenarios/scenario_all_c1 -c=1 -l=0.950 -t=4 -T=21600 -lbc=8 -time-per-instance=0 -cpuh-per-instance=45.000 -derandomize -ba=4 -g=5 -md=0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6001_20x4x5_21620s" calcext:value-type="string">
            <text:p>mallob_id6001_20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20&#10;#SBATCH --ntasks=80&#10;#SBATCH --cpus-per-task=5&#10;#SBATCH --output=mallob_id6001_20x4x5_21620s_log&#10;#SBATCH --error=mallob_id6001_20x4x5_21620s_err&#10;#SBATCH --job-name=mallob_id6001_20x4x5_21620s&#10;#SBATCH --partition=normal&#10;#SBATCH --time=6:00:20&#10;mkdir -p mallob_logs/mallob_id6001_20x4x5_21620s&#10;echo logging into mallob_logs/mallob_id6001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1_20x4x5_21620s_log</text:p>
            <text:p>#SBATCH --error=mallob_id6001_20x4x5_21620s_err</text:p>
            <text:p>#SBATCH --job-name=mallob_id6001_20x4x5_21620s</text:p>
            <text:p>#SBATCH --partition=normal</text:p>
            <text:p>#SBATCH --time=6:00:20</text:p>
            <text:p>mkdir -p mallob_logs/mallob_id6001_20x4x5_21620s</text:p>
            <text:p>echo logging into mallob_logs/mallob_id6001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</text:p>
            <text:p>echo finished</text:p>
          </table:table-cell>
          <table:table-cell table:style-name="ce61"/>
          <table:table-cell table:number-columns-repeated="983"/>
        </table:table-row>
        <table:table-row table:style-name="ro11">
          <table:table-cell table:style-name="ce46" office:value-type="float" office:value="6002" calcext:value-type="float">
            <text:p>6002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3" table:formula="of:=[.B4]*[.C4]" office:value-type="float" office:value="100" calcext:value-type="float">
            <text:p>100</text:p>
          </table:table-cell>
          <table:table-cell table:style-name="ce53" table:formula="of:=[.C4]*[.D4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4]-[.G4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4]*[.H4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4]-[.K4]" office:value-type="float" office:value="0" calcext:value-type="float">
            <text:p>0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4]/3600*[.F4]*[.B4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4]*[.G4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4]/[.G4]" office:value-type="float" office:value="400" calcext:value-type="float">
            <text:p>400</text:p>
          </table:table-cell>
          <table:table-cell table:style-name="ce53" table:formula="of:=[.R4]/[.O4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4]/3600*[.J4]*[.K4]*10/[.Q4]" office:value-type="float" office:value="56.4" calcext:value-type="float">
            <text:p>56.4</text:p>
          </table:table-cell>
          <table:table-cell table:style-name="ce53" table:formula="of:=[.T4]*[.S4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57" table:formula="of:=FLOOR(([.M4]+20)/3600)" office:value-type="float" office:value="6" calcext:value-type="float">
            <text:p>6</text:p>
          </table:table-cell>
          <table:table-cell table:style-name="ce57" table:formula="of:=IF(FLOOR((([.M4]+20)-[.AI4]*3600)/60)&lt;10;CONCATENATE(&quot;0&quot;;FLOOR((([.M4]+20)-[.AI4]*3600)/60));FLOOR((([.M4]+20)-[.AI4]*3600)/60))" office:value-type="string" office:string-value="00" calcext:value-type="string">
            <text:p>00</text:p>
          </table:table-cell>
          <table:table-cell table:style-name="ce57" table:formula="of:=IF(FLOOR((([.M4]+20)-[.AI4]*3600-[.AJ4]*60))&lt;10;CONCATENATE(&quot;0&quot;;FLOOR((([.M4]+20)-[.AI4]*3600-[.AJ4]*60)));FLOOR((([.M4]+20)-[.AI4]*3600-[.AJ4]*60)))" office:value-type="float" office:value="20" calcext:value-type="float">
            <text:p>20</text:p>
          </table:table-cell>
          <table:table-cell table:style-name="ce34" table:formula="of:=CONCATENATE([.AH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1 -c=1 -l=0.950 -t=4 -T=21600 -lbc=8 -time-per-instance=0 -cpuh-per-instance=56.400 -derandomize -ba=4 -g=0 -md=0 -p=5 -s=1 -v=5 -warmup" calcext:value-type="string">
            <text:p>scenarios/scenario_all_c1 -c=1 -l=0.950 -t=4 -T=21600 -lbc=8 -time-per-instance=0 -cpuh-per-instance=56.400 -derandomize -ba=4 -g=0 -md=0 -p=5 -s=1 -v=5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6002_20x5x4_21620s" calcext:value-type="string">
            <text:p>mallob_id6002_20x5x4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20&#10;#SBATCH --ntasks=100&#10;#SBATCH --cpus-per-task=4&#10;#SBATCH --output=mallob_id6002_20x5x4_21620s_log&#10;#SBATCH --error=mallob_id6002_20x5x4_21620s_err&#10;#SBATCH --job-name=mallob_id6002_20x5x4_21620s&#10;#SBATCH --partition=normal&#10;#SBATCH --time=6:00:20&#10;mkdir -p mallob_logs/mallob_id6002_20x5x4_21620s&#10;echo logging into mallob_logs/mallob_id6002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2_20x5x4_21620s_log</text:p>
            <text:p>#SBATCH --error=mallob_id6002_20x5x4_21620s_err</text:p>
            <text:p>#SBATCH --job-name=mallob_id6002_20x5x4_21620s</text:p>
            <text:p>#SBATCH --partition=normal</text:p>
            <text:p>#SBATCH --time=6:00:20</text:p>
            <text:p>mkdir -p mallob_logs/mallob_id6002_20x5x4_21620s</text:p>
            <text:p>echo logging into mallob_logs/mallob_id6002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</text:p>
            <text:p>echo finished</text:p>
          </table:table-cell>
          <table:table-cell table:style-name="ce61"/>
          <table:table-cell table:number-columns-repeated="983"/>
        </table:table-row>
        <table:table-row table:style-name="ro11">
          <table:table-cell table:style-name="ce46" office:value-type="float" office:value="6003" calcext:value-type="float">
            <text:p>6003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3" table:formula="of:=[.B5]*[.C5]" office:value-type="float" office:value="100" calcext:value-type="float">
            <text:p>100</text:p>
          </table:table-cell>
          <table:table-cell table:style-name="ce53" table:formula="of:=[.C5]*[.D5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5]-[.G5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5]*[.H5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5]-[.K5]" office:value-type="float" office:value="0" calcext:value-type="float">
            <text:p>0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5]/3600*[.F5]*[.B5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5]*[.G5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5]/[.G5]" office:value-type="float" office:value="400" calcext:value-type="float">
            <text:p>400</text:p>
          </table:table-cell>
          <table:table-cell table:style-name="ce53" table:formula="of:=[.R5]/[.O5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5]/3600*[.J5]*[.K5]*10/[.Q5]" office:value-type="float" office:value="56.4" calcext:value-type="float">
            <text:p>56.4</text:p>
          </table:table-cell>
          <table:table-cell table:style-name="ce53" table:formula="of:=[.T5]*[.S5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57" table:formula="of:=FLOOR(([.M5]+20)/3600)" office:value-type="float" office:value="6" calcext:value-type="float">
            <text:p>6</text:p>
          </table:table-cell>
          <table:table-cell table:style-name="ce57" table:formula="of:=IF(FLOOR((([.M5]+20)-[.AI5]*3600)/60)&lt;10;CONCATENATE(&quot;0&quot;;FLOOR((([.M5]+20)-[.AI5]*3600)/60));FLOOR((([.M5]+20)-[.AI5]*3600)/60))" office:value-type="string" office:string-value="00" calcext:value-type="string">
            <text:p>00</text:p>
          </table:table-cell>
          <table:table-cell table:style-name="ce57" table:formula="of:=IF(FLOOR((([.M5]+20)-[.AI5]*3600-[.AJ5]*60))&lt;10;CONCATENATE(&quot;0&quot;;FLOOR((([.M5]+20)-[.AI5]*3600-[.AJ5]*60)));FLOOR((([.M5]+20)-[.AI5]*3600-[.AJ5]*60)))" office:value-type="float" office:value="20" calcext:value-type="float">
            <text:p>20</text:p>
          </table:table-cell>
          <table:table-cell table:style-name="ce34" table:formula="of:=CONCATENATE([.AH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1 -c=1 -l=0.950 -t=4 -T=21600 -lbc=8 -time-per-instance=0 -cpuh-per-instance=56.400 -derandomize -ba=4 -g=5 -md=0 -p=5 -s=1 -v=5 -warmup" calcext:value-type="string">
            <text:p>scenarios/scenario_all_c1 -c=1 -l=0.950 -t=4 -T=21600 -lbc=8 -time-per-instance=0 -cpuh-per-instance=56.400 -derandomize -ba=4 -g=5 -md=0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6003_20x5x4_21620s" calcext:value-type="string">
            <text:p>mallob_id6003_20x5x4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20&#10;#SBATCH --ntasks=100&#10;#SBATCH --cpus-per-task=4&#10;#SBATCH --output=mallob_id6003_20x5x4_21620s_log&#10;#SBATCH --error=mallob_id6003_20x5x4_21620s_err&#10;#SBATCH --job-name=mallob_id6003_20x5x4_21620s&#10;#SBATCH --partition=normal&#10;#SBATCH --time=6:00:20&#10;mkdir -p mallob_logs/mallob_id6003_20x5x4_21620s&#10;echo logging into mallob_logs/mallob_id6003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3_20x5x4_21620s_log</text:p>
            <text:p>#SBATCH --error=mallob_id6003_20x5x4_21620s_err</text:p>
            <text:p>#SBATCH --job-name=mallob_id6003_20x5x4_21620s</text:p>
            <text:p>#SBATCH --partition=normal</text:p>
            <text:p>#SBATCH --time=6:00:20</text:p>
            <text:p>mkdir -p mallob_logs/mallob_id6003_20x5x4_21620s</text:p>
            <text:p>echo logging into mallob_logs/mallob_id6003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</text:p>
            <text:p>echo finished</text:p>
          </table:table-cell>
          <table:table-cell table:style-name="ce61"/>
          <table:table-cell table:number-columns-repeated="983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table:number-columns-repeated="17"/>
          <table:table-cell table:style-name="ce58" office:value-type="string" calcext:value-type="string">
            <text:p>45 CPUh : There are 1800 (= 6 * 75 * 4) effective CPUh for SAT solving. Any given job may only take up to 10-fold the average available resources per job. =&gt; (1800/400)*10 = 45</text:p>
          </table:table-cell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7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1021"/>
        </table:table-row>
        <table:table-row table:style-name="ro1" table:number-rows-repeated="13">
          <table:table-cell table:number-columns-repeated="2"/>
          <table:table-cell table:style-name="ce47"/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.00.0000</text:date>, <text:time style:data-style-name="N2" text:time-value="11:11:09.4287421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35:57.122211293</meta:creation-date>
    <dc:date>2020-02-04T11:36:00.022193233</dc:date>
    <meta:editing-duration>PT8H17M44S</meta:editing-duration>
    <meta:editing-cycles>69</meta:editing-cycles>
    <meta:generator>LibreOffice/6.0.7.3$Linux_X86_64 LibreOffice_project/00m0$Build-3</meta:generator>
    <meta:document-statistic meta:table-count="6" meta:cell-count="2359" meta:object-count="0"/>
  </office:meta>
</office:document-meta>
</file>